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405f" officeooo:paragraph-rsid="001c405f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rsid="0020529e" officeooo:paragraph-rsid="0020529e"/>
    </style:style>
    <style:style style:name="P4" style:family="paragraph" style:parent-style-name="Standard">
      <style:text-properties officeooo:rsid="0020529e" officeooo:paragraph-rsid="00213aea"/>
    </style:style>
    <style:style style:name="P5" style:family="paragraph" style:parent-style-name="Standard">
      <style:text-properties officeooo:paragraph-rsid="00213aea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officeooo:rsid="0019d85a"/>
    </style:style>
    <style:style style:name="T3" style:family="text">
      <style:text-properties officeooo:rsid="001f618c"/>
    </style:style>
    <style:style style:name="T4" style:family="text">
      <style:text-properties officeooo:rsid="0020529e"/>
    </style:style>
    <style:style style:name="T5" style:family="text">
      <style:text-properties officeooo:rsid="00213a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d85a" style:font-weight-asian="bold" style:font-weight-complex="bold"/>
    </style:style>
    <style:style style:name="T8" style:family="text">
      <style:text-properties fo:font-weight="bold" officeooo:rsid="001f618c" style:font-weight-asian="bold" style:font-weight-complex="bold"/>
    </style:style>
    <style:style style:name="T9" style:family="text">
      <style:text-properties officeooo:rsid="002208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l 463/663 – Conservation Biology<text:tab/><text:tab/><text:tab/><text:tab/>Name <text:span text:style-name="Default_20_Paragraph_20_Font"><text:span text:style-name="T1"><text:tab/><text:tab/><text:tab/><text:tab/><text:tab/></text:span></text:span></text:p>
      <text:p text:style-name="Standard"/>
      <text:p text:style-name="Standard">Metapopulation homework – due 11/7/18</text:p>
      <text:p text:style-name="Standard"/>
      <text:p text:style-name="Standard"><text:span text:style-name="T2">Answer the first, numbered set of questions based on the </text:span><text:span text:style-name="T7">Levins model</text:span><text:span text:style-name="T2"> of metapopulation dynamics.</text:span></text:p>
      <text:p text:style-name="Standard"/>
      <text:p text:style-name="Standard">1. If the probability of extinction is <text:span text:style-name="T3">set to</text:span> 0, what is the equilibrium proportion of sites occupied? <text:span text:style-name="T3">Does it matter how much movement occurs (why or why not)?</text:span></text:p>
      <text:p text:style-name="Standard"/>
      <text:p text:style-name="Standard"/>
      <text:p text:style-name="Standard"/>
      <text:p text:style-name="Standard"/>
      <text:p text:style-name="Standard">2. If extinction rates are bigger than movement rates, <text:span text:style-name="T3">will the metapopulation persist</text:span>? <text:span text:style-name="T3">How do you know?</text:span></text:p>
      <text:p text:style-name="Standard"/>
      <text:p text:style-name="Standard"/>
      <text:p text:style-name="Standard"/>
      <text:p text:style-name="Standard"/>
      <text:p text:style-name="Standard">3. <text:span text:style-name="T3">If the</text:span> extinction rate is less than movement rate, will <text:span text:style-name="T3">the metapopulation persist</text:span>? <text:span text:style-name="T3">If e is greater than 0, but less than m, w</text:span>ill all of the patches be occupied? <text:span text:style-name="T3">How do you know?</text:span></text:p>
      <text:p text:style-name="Standard"/>
      <text:p text:style-name="Standard"/>
      <text:p text:style-name="Standard"/>
      <text:p text:style-name="Standard"/>
      <text:p text:style-name="Standard"/>
      <text:p text:style-name="P1">Answer the remaining questions using the <text:span text:style-name="T8">metapopulation simulation </text:span><text:span text:style-name="T6">app</text:span>. </text:p>
      <text:p text:style-name="P1"/>
      <text:p text:style-name="Standard"><text:span text:style-name="T4">Question A. What is the typical proportion occupied with m = 0.5 and e = 0.1</text:span>? </text:p>
      <text:p text:style-name="Standard"/>
      <text:p text:style-name="Standard"/>
      <text:p text:style-name="Standard"/>
      <text:p text:style-name="P3">Question B. What happens to p when m = 0.95 and e = 0.1? Do you ever get unoccupied patches? Do they stay unoccupied long?</text:p>
      <text:p text:style-name="P3"/>
      <text:p text:style-name="P3"/>
      <text:p text:style-name="P3"/>
      <text:p text:style-name="P3"/>
      <text:p text:style-name="P3"/>
      <text:p text:style-name="P3">Question C. With m = 0.1 and e = 0.01 do you still get extinctions? Do they stay vacant for longer than in A or B?</text:p>
      <text:p text:style-name="P3"/>
      <text:p text:style-name="P3"/>
      <text:p text:style-name="P3"/>
      <text:p text:style-name="P3"/>
      <text:p text:style-name="P4">Question D. With m = 0.9 and e = 0.09 the <text:span text:style-name="T5">expected </text:span>equilibrium proportion occupied is <text:span text:style-name="T5">90%,</text:span> the same as for Question C. Are the dynamics the same? Specifically, when a patch becomes unoccupied, does it stay unoccupied for as long as in Question C?</text:p>
      <text:p text:style-name="P3"/>
      <text:p text:style-name="P3"><text:soft-page-break/>Explain why the dynamics are different for C and D, even though the equilibrium patch occupancy is the same. Does the equilibrium value for p tell you everything you need to know about how the metapopulation will behav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. With m = 0.01 and e = 0.01 is the metapopulation stable? Does it decline quickly?</text:p>
      <text:p text:style-name="P3"/>
      <text:p text:style-name="P3"/>
      <text:p text:style-name="P3"/>
      <text:p text:style-name="P3"/>
      <text:p text:style-name="P3">F. With m = 0.95 and e = 0.95 is the metapopulation stable? Does it decline quickly?</text:p>
      <text:p text:style-name="P3"/>
      <text:p text:style-name="P3"/>
      <text:p text:style-name="P3"/>
      <text:p text:style-name="P3">Explain why E and F are different – both have an equilibrium value of 0 for p, why are the dynamics different?</text:p>
      <text:p text:style-name="P3"/>
      <text:p text:style-name="P3"/>
      <text:p text:style-name="P3"/>
      <text:p text:style-name="P3"/>
      <text:p text:style-name="P5"><text:span text:style-name="T5">G. Was the metapopulation stable with m = 0.6 and e = 0.5? Should it have been, according to the Levins model? How big did m have to be to produce a stable metapopulation when e = 0.5? Why was a bigger m needed than the Levins model predicts (hint: the app is stochastic)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Thought question: Ecologists</text:span> often infer a species' habitat <text:span text:style-name="T9">needs</text:span> by <text:span text:style-name="T9">seeing</text:span> what habitats it occupies. Based on the metapopulation model you have worked with, would it be safe to assume that <text:span text:style-name="T9">a </text:span>patch <text:span text:style-name="T9">of habitat</text:span> is unsuitabl<text:span text:style-name="T9">e</text:span> for a species <text:span text:style-name="T9">just because you don’t find the species there</text:span>? Why or why no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asian="Arial" style:font-family-asian="Arial" style:font-family-generic-asian="swiss" style:font-pitch-asian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name-asian="Arial" style:font-family-asian="Arial" style:font-family-generic-asian="swiss" style:font-pitch-asian="variable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Arial" style:font-family-asian="Arial" style:font-family-generic-asian="swiss" style:font-pitch-asian="variable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24T17:21:00Z</meta:creation-date>
    <dc:date>2018-10-28T09:44:15.871965504</dc:date>
    <meta:editing-cycles>17</meta:editing-cycles>
    <meta:editing-duration>PT2H15M57S</meta:editing-duration>
    <meta:document-statistic meta:table-count="0" meta:image-count="0" meta:object-count="0" meta:page-count="2" meta:paragraph-count="17" meta:word-count="425" meta:character-count="2330" meta:non-whitespace-character-count="1908"/>
    <meta:template xlink:type="simple" xlink:actuate="onRequest" xlink:title="" xlink:href="Normal.dotm"/>
  </office:meta>
</office:document-meta>
</file>